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list-style-name="L1"/>
    <style:style style:name="P2" style:family="paragraph" style:parent-style-name="Text_20_body">
      <style:text-properties fo:font-weight="bold" officeooo:rsid="000b77fb" officeooo:paragraph-rsid="00124607" style:font-weight-asian="bold" style:font-weight-complex="bold"/>
    </style:style>
    <style:style style:name="P3" style:family="paragraph" style:parent-style-name="Text_20_body">
      <style:text-properties fo:font-weight="bold" officeooo:rsid="000ed685" officeooo:paragraph-rsid="000ed685" style:font-weight-asian="bold" style:font-weight-complex="bold"/>
    </style:style>
    <style:style style:name="P4" style:family="paragraph" style:parent-style-name="Text_20_body">
      <style:text-properties officeooo:rsid="00099974" officeooo:paragraph-rsid="00099974"/>
    </style:style>
    <style:style style:name="P5" style:family="paragraph" style:parent-style-name="Text_20_body">
      <style:text-properties officeooo:paragraph-rsid="0010486c"/>
    </style:style>
    <style:style style:name="P6" style:family="paragraph" style:parent-style-name="Text_20_body" style:list-style-name="L2">
      <style:text-properties officeooo:paragraph-rsid="00124607"/>
    </style:style>
    <style:style style:name="T1" style:family="text">
      <style:text-properties fo:font-weight="bold"/>
    </style:style>
    <style:style style:name="T2" style:family="text">
      <style:text-properties style:text-position="-33% 80%"/>
    </style:style>
    <style:style style:name="T3" style:family="text">
      <style:text-properties fo:font-weight="normal" style:font-weight-asian="normal" style:font-weight-complex="normal"/>
    </style:style>
    <style:style style:name="T4" style:family="text">
      <style:text-properties fo:font-weight="normal" officeooo:rsid="000d6235" style:font-weight-asian="normal" style:font-weight-complex="normal"/>
    </style:style>
    <style:style style:name="T5" style:family="text">
      <style:text-properties fo:font-weight="normal" officeooo:rsid="000ed685" style:font-weight-asian="normal" style:font-weight-complex="normal"/>
    </style:style>
    <style:style style:name="T6" style:family="text">
      <style:text-properties fo:font-weight="normal" officeooo:rsid="000b77fb" style:font-weight-asian="normal" style:font-weight-complex="normal"/>
    </style:style>
    <style:style style:name="T7" style:family="text">
      <style:text-properties fo:font-weight="normal" officeooo:rsid="00141989" style:font-weight-asian="normal" style:font-weight-complex="normal"/>
    </style:style>
    <style:style style:name="T8" style:family="text">
      <style:text-properties officeooo:rsid="000ed685"/>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normal" officeooo:rsid="000d6235" style:font-style-asian="italic" style:font-weight-asian="normal" style:font-style-complex="italic" style:font-weight-complex="normal"/>
    </style:style>
    <style:style style:name="T11" style:family="text">
      <style:text-properties fo:font-style="italic" fo:font-weight="normal" officeooo:rsid="000ed685" style:font-style-asian="italic" style:font-weight-asian="normal" style:font-style-complex="italic" style:font-weight-complex="normal"/>
    </style:style>
    <style:style style:name="T12" style:family="text">
      <style:text-properties fo:font-style="italic" fo:font-weight="normal" officeooo:rsid="000b77fb" style:font-style-asian="italic" style:font-weight-asian="normal" style:font-style-complex="italic" style:font-weight-complex="normal"/>
    </style:style>
    <text:list-style style:name="L1">
      <text:list-level-style-number text:level="1" text:style-name="Numbering_20_Symbols" style:num-suffix="." style:num-format="1">
        <style:list-level-properties text:space-before="0.5445in" text:min-label-width="0.1965in"/>
      </text:list-level-style-number>
      <text:list-level-style-number text:level="2" text:style-name="Numbering_20_Symbols" style:num-suffix="." style:num-format="1">
        <style:list-level-properties text:space-before="1.0354in" text:min-label-width="0.1965in"/>
      </text:list-level-style-number>
      <text:list-level-style-number text:level="3" text:style-name="Numbering_20_Symbols" style:num-suffix="." style:num-format="1">
        <style:list-level-properties text:space-before="1.5264in" text:min-label-width="0.1965in"/>
      </text:list-level-style-number>
      <text:list-level-style-number text:level="4" text:style-name="Numbering_20_Symbols" style:num-suffix="." style:num-format="1">
        <style:list-level-properties text:space-before="2.0173in" text:min-label-width="0.1965in"/>
      </text:list-level-style-number>
      <text:list-level-style-number text:level="5" text:style-name="Numbering_20_Symbols" style:num-suffix="." style:num-format="1">
        <style:list-level-properties text:space-before="2.5083in" text:min-label-width="0.1965in"/>
      </text:list-level-style-number>
      <text:list-level-style-number text:level="6" text:style-name="Numbering_20_Symbols" style:num-suffix="." style:num-format="1">
        <style:list-level-properties text:space-before="2.9992in" text:min-label-width="0.1965in"/>
      </text:list-level-style-number>
      <text:list-level-style-number text:level="7" text:style-name="Numbering_20_Symbols" style:num-suffix="." style:num-format="1">
        <style:list-level-properties text:space-before="3.4902in" text:min-label-width="0.1965in"/>
      </text:list-level-style-number>
      <text:list-level-style-number text:level="8" text:style-name="Numbering_20_Symbols" style:num-suffix="." style:num-format="1">
        <style:list-level-properties text:space-before="3.9815in" text:min-label-width="0.1965in"/>
      </text:list-level-style-number>
      <text:list-level-style-number text:level="9" text:style-name="Numbering_20_Symbols" style:num-suffix="." style:num-format="1">
        <style:list-level-properties text:space-before="4.4724in" text:min-label-width="0.1965in"/>
      </text:list-level-style-number>
      <text:list-level-style-number text:level="10" text:style-name="Numbering_20_Symbols" style:num-suffix="." style:num-format="1">
        <style:list-level-properties text:space-before="4.96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This pseudocode was copied from the Wikipedia article “</text:span><text:a xlink:type="simple" xlink:href="https://en.wikipedia.org/w/index.php?title=Misra_&amp;_Gries_edge_coloring_algorithm&amp;oldid=652698160" text:style-name="Internet_20_link" text:visited-style-name="Visited_20_Internet_20_Link"><text:span text:style-name="T1">Misra &amp; Gries edge coloring algorithm</text:span></text:a><text:span text:style-name="T1">”</text:span></text:p>
      <text:p text:style-name="Text_20_body"><text:span text:style-name="T1">Input:</text:span> A graph G.</text:p>
      <text:p text:style-name="Text_20_body"><text:span text:style-name="T1">Output:</text:span> A proper coloring c of the edges of G</text:p>
      <text:p text:style-name="Text_20_body">Let U := E(G)</text:p>
      <text:p text:style-name="P5"><text:span text:style-name="T1">while</text:span> U ≠ <text:span text:style-name="T1">∅ do</text:span></text:p>
      <text:list xml:id="list4482527899910581507" text:style-name="L1">
        <text:list-item>
          <text:p text:style-name="P1">Let (u,v) be any edge in U. </text:p>
        </text:list-item>
        <text:list-item>
          <text:p text:style-name="P1">Let F[1:k] be a maximal fan of u starting at F[1]=v. </text:p>
        </text:list-item>
        <text:list-item>
          <text:p text:style-name="P1">Let c be a color that is free on u and d be a color that is free on F[k]. </text:p>
        </text:list-item>
        <text:list-item>
          <text:p text:style-name="P1">Invert the cd<text:span text:style-name="T2">u</text:span> path </text:p>
        </text:list-item>
        <text:list-item>
          <text:p text:style-name="P1">Let w ∈ V(G) be such that w ∈ F, F'=[F[1]...w] is a fan and d is free on w. </text:p>
        </text:list-item>
        <text:list-item>
          <text:p text:style-name="P1">Rotate F' and set c(u,w)=d. </text:p>
        </text:list-item>
        <text:list-item>
          <text:p text:style-name="P1">U := U - {(u,v)} </text:p>
        </text:list-item>
      </text:list>
      <text:p text:style-name="Text_20_body">end while</text:p>
      <text:p text:style-name="P2">Explanation <text:span text:style-name="T8">of terms</text:span>:<text:span text:style-name="T3"> </text:span></text:p>
      <text:list xml:id="list972614126356645282" text:style-name="L2">
        <text:list-item>
          <text:p text:style-name="P6"><text:span text:style-name="T6">A </text:span><text:span text:style-name="T12">fan</text:span><text:span text:style-name="T6"> of a vertex u is a sequence of neighbors of u in which the edge between u and the first neighbor is uncolored, and the color of any other edge in the fan is free on the vertex to which the edge connects (in other words, no vertex in a fan can use as its edge color a color that is present in the vertex's own fan. Put even simpler, no vertex can use the same color twice).</text:span></text:p>
        </text:list-item>
        <text:list-item>
          <text:p text:style-name="P6"><text:span text:style-name="T4">A fan is </text:span><text:span text:style-name="T10">rotated</text:span><text:span text:style-name="T4"> by rotating the colors, or lack thereof, through the edges in the fan: for a fan on vertex a, the color of edge (a,b) is set to the color of edge (a,c), the color of edge (a,c) is set to </text:span><text:soft-page-break/><text:span text:style-name="T4">that of (a,d), … and the color of edge (a,z) is set to that of (a,b).</text:span></text:p>
        </text:list-item>
        <text:list-item>
          <text:p text:style-name="P6"><text:span text:style-name="T11">Inverting</text:span><text:span text:style-name="T5"> a path simply switches between two colors, c and d: every edge </text:span><text:span text:style-name="T7">in the path </text:span><text:span text:style-name="T5">that had color c gets color d and every edge that had color d gets color c.</text:span></text:p>
        </text:list-item>
      </text:list>
      <text:p text:style-name="P3">Explanation of algorith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835in" loext:contextual-spacing="false" fo:line-height="200%" fo:text-indent="0in" style:auto-text-indent="tru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1T08:21:31.770309113</meta:creation-date>
    <dc:title>School essay</dc:title>
    <meta:editing-duration>PT25M50S</meta:editing-duration>
    <meta:editing-cycles>11</meta:editing-cycles>
    <meta:generator>LibreOffice/4.4.3.2$Linux_X86_64 LibreOffice_project/88805f81e9fe61362df02b9941de8e38a9b5fd16</meta:generator>
    <meta:initial-creator>James Dearing</meta:initial-creator>
    <dc:date>2015-06-01T08:47:27.397191350</dc:date>
    <dc:creator>James Dearing</dc:creator>
    <meta:document-statistic meta:table-count="0" meta:image-count="0" meta:object-count="0" meta:page-count="2" meta:paragraph-count="18" meta:word-count="300" meta:character-count="1362" meta:non-whitespace-character-count="1082"/>
    <meta:template xlink:type="simple" xlink:actuate="onRequest" xlink:title="School essay" xlink:href="../../../.config/libreoffice/4/user/template/School%20essay.ott" meta:date="2015-06-01T08:21:31.489624231"/>
  </office:meta>
</office:document-meta>
</file>